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Nooky project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CDA – Masterpiece projec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Pla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ho am I</text:p>
              </text:list-item>
              <text:list-item>
                <text:p>What is Nooky project</text:p>
              </text:list-item>
              <text:list-item>
                <text:p>Wireframe</text:p>
              </text:list-item>
              <text:list-item>
                <text:p>Entities</text:p>
              </text:list-item>
              <text:list-item>
                <text:p>Entities relationships</text:p>
              </text:list-item>
              <text:list-item>
                <text:p>Data Model</text:p>
              </text:list-item>
              <text:list-item>
                <text:p>UML</text:p>
              </text:list-item>
              <text:list-item>
                <text:p>Sta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Who am I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Who am 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Humanities background</text:p>
              </text:list-item>
              <text:list-item>
                <text:p>Web dev diploma - august 2023</text:p>
              </text:list-item>
              <text:list-item>
                <text:p>Enrolled at Simplon - september 202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What is Nooky Project ?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Nooky projec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it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Wireframe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Wirefram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Entities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Entiti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6 entities :</text:p>
                <text:list>
                  <text:list-item>
                    <text:p>User</text:p>
                  </text:list-item>
                  <text:list-item>
                    <text:p>Product</text:p>
                  </text:list-item>
                  <text:list-item>
                    <text:p>Community</text:p>
                  </text:list-item>
                  <text:list-item>
                    <text:p>Membership</text:p>
                  </text:list-item>
                  <text:list-item>
                    <text:p>Category</text:p>
                  </text:list-item>
                  <text:list-item>
                    <text:p>Category_Produ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Entities relationships</text:p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Entities relationship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User-Product (1:N)</text:p>
              </text:list-item>
              <text:list-item>
                <text:p>User-Community (1:N)</text:p>
              </text:list-item>
              <text:list-item>
                <text:p>User-Membership (1:N)</text:p>
              </text:list-item>
              <text:list-item>
                <text:p>Community-Membership (1:N)</text:p>
              </text:list-item>
              <text:list-item>
                <text:p>Product-Category (N:M)</text:p>
              </text:list-item>
              <text:list-item>
                <text:p>Category-Category_Products (1:N)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MCD</text:p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MCD (translate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Demo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UML</text:p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Stack</text:p>
          </draw:text-box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Stac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Front: ReactJS</text:p>
              </text:list-item>
              <text:list-item>
                <text:p>Back: Java</text:p>
              </text:list-item>
              <text:list-item>
                <text:p>BDD: SQL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To conclud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First draft</text:p>
              </text:list-item>
              <text:list-item>
                <text:p>Messaging service</text:p>
              </text:list-item>
              <text:list-item>
                <text:p>E-commer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2T12:01:36.458000000</meta:creation-date>
    <dc:date>2024-02-02T15:14:43.001000000</dc:date>
    <meta:editing-duration>PT3H13M2S</meta:editing-duration>
    <meta:editing-cycles>10</meta:editing-cycles>
    <meta:generator>LibreOffice/7.6.2.1$Windows_X86_64 LibreOffice_project/56f7684011345957bbf33a7ee678afaf4d2ba333</meta:generator>
    <meta:document-statistic meta:object-count="93"/>
  </office:meta>
</office:document-meta>
</file>